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style:style style:name="T35" style:family="text">
      <style:text-properties officeooo:rsid="00e5c1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4480593730755414431" text:style-name="L1">
        <text:list-item>
          <text:p text:style-name="P51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5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5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654105982630748113" text:style-name="L2">
        <text:list-item>
          <text:p text:style-name="P5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7910839505942426590" text:style-name="L3">
        <text:list-item>
          <text:p text:style-name="P6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66">Comentat exercici 1.3-1</text:p>
        </text:list-item>
        <text:list-item>
          <text:p text:style-name="P68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1880284255585416569" text:style-name="L4">
        <text:list-item>
          <text:p text:style-name="P69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69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22520234284318" text:continue-list="list2654105982630748113" text:style-name="L2">
        <text:list-item>
          <text:p text:style-name="P5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22520341043806" text:continue-numbering="true" text:style-name="L2">
        <text:list-item>
          <text:p text:style-name="P5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56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22520132205466" text:continue-numbering="true" text:style-name="L2">
        <text:list-item>
          <text:p text:style-name="P57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70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22520704234629" text:continue-numbering="true" text:style-name="L2">
        <text:list-item>
          <text:p text:style-name="P5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71">Comentat apartat 1.1 Temperatura y calor</text:p>
        </text:list-item>
        <text:list-item>
          <text:p text:style-name="P71">Comentat apartat 1.2 Presión</text:p>
        </text:list-item>
        <text:list-item>
          <text:p text:style-name="P71">Comentat apartat 1.3 Ejercicios temperatura y presión</text:p>
          <text:p text:style-name="P58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22519541966298" text:continue-numbering="true" text:style-name="L2">
        <text:list-item>
          <text:p text:style-name="P73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122520060413824" text:continue-numbering="true" text:style-name="L2">
        <text:list-item>
          <text:p text:style-name="P5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72">Comentat apartat 1.<text:span text:style-name="T20">4</text:span> <text:span text:style-name="T20">Enrgía y potencia</text:span></text:p>
        </text:list-item>
        <text:list-item>
          <text:p text:style-name="P72">Comentat apartat 1.<text:span text:style-name="T20">5 Ejercicios Energía y potencia</text:span></text:p>
        </text:list-item>
        <text:list-item>
          <text:p text:style-name="P72">Comentat apartat 1.<text:span text:style-name="T20">6.1 Calor específico</text:span></text:p>
        </text:list-item>
      </text:list>
      <text:p text:style-name="P27"/>
      <text:p text:style-name="P38">Di<text:span text:style-name="T3">mecres</text:span><text:tab/><text:span text:style-name="T19">15</text:span>/<text:span text:style-name="T13">10</text:span>/2<text:span text:style-name="T5">5</text:span></text:p>
      <text:p text:style-name="P39"/>
      <text:list xml:id="list122520040691705" text:continue-numbering="true" text:style-name="L2">
        <text:list-item>
          <text:p text:style-name="P6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4">Comentat apartat 1.6.4 Ejemplo de transisión de calor a través de la pared de una cámara frigorífica</text:p>
          <text:p text:style-name="P60"/>
        </text:list-item>
      </text:list>
      <text:p text:style-name="P38">Di<text:span text:style-name="T21">jous<text:tab/></text:span><text:tab/><text:span text:style-name="T19">16</text:span>/<text:span text:style-name="T13">10</text:span>/2<text:span text:style-name="T5">5</text:span></text:p>
      <text:p text:style-name="P38"/>
      <text:list xml:id="list122521403421328" text:continue-numbering="true" text:style-name="L2">
        <text:list-item>
          <text:p text:style-name="P6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4">Comentat apartat 1.6.4 i fet exercicis de transmissió de calor 1.7-4 i 5. </text:p>
        </text:list-item>
      </text:list>
      <text:p text:style-name="P38"/>
      <text:p text:style-name="P39">Di<text:span text:style-name="T22">vendres<text:tab/>17</text:span>/<text:span text:style-name="T13">10</text:span>/2<text:span text:style-name="T5">5</text:span></text:p>
      <text:p text:style-name="P39"/>
      <text:p text:style-name="P29">Repassam teoria i exercicis per preparar l'examen de proper dimarts.</text:p>
      <text:p text:style-name="P39"/>
      <text:p text:style-name="P39">Di<text:span text:style-name="T22">marts<text:tab/>21</text:span>/<text:span text:style-name="T13">10</text:span>/2<text:span text:style-name="T5">5</text:span></text:p>
      <text:p text:style-name="P39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40">Di<text:span text:style-name="T22">mecres<text:tab/>22</text:span>/<text:span text:style-name="T13">10</text:span>/2<text:span text:style-name="T5">5</text:span></text:p>
      <text:p text:style-name="P40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41">Di<text:span text:style-name="T24">jous<text:tab/><text:tab/>23</text:span>/<text:span text:style-name="T13">10</text:span>/2<text:span text:style-name="T5">5</text:span></text:p>
      <text:p text:style-name="P41"/>
      <text:p text:style-name="P34">Preparació examen automàtica.</text:p>
      <text:p text:style-name="P34"/>
      <text:p text:style-name="P21"/>
      <text:p text:style-name="P49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5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42">Di<text:span text:style-name="T22">marts<text:tab/>28</text:span>/<text:span text:style-name="T13">10</text:span>/2<text:span text:style-name="T5">5</text:span></text:p>
      <text:p text:style-name="P42"/>
      <text:list xml:id="list122521646210373" text:continue-numbering="true" text:style-name="L2">
        <text:list-item>
          <text:p text:style-name="P6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5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75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79">Mesurat pressió en 3 recipients amb refrigerant reciclat i identificat els refrigerants (R134a, R410a i R600a) per la relació pressió temperatura ambient.</text:p>
        </text:list-item>
        <text:list-item>
          <text:p text:style-name="P79">Fet buit amb una màniga plena d'aigua y una ampolla. </text:p>
        </text:list-item>
      </text:list>
      <text:p text:style-name="P42"/>
      <text:p text:style-name="P31"/>
      <text:p text:style-name="P43">Di<text:span text:style-name="T22">mecres<text:tab/>29</text:span>/<text:span text:style-name="T13">10</text:span>/2<text:span text:style-name="T5">5</text:span></text:p>
      <text:p text:style-name="P43"/>
      <text:list xml:id="list3332797497564047728" text:style-name="L5">
        <text:list-item>
          <text:p text:style-name="P67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80">Com<text:span text:style-name="T30">entem apartats 1.8.1, 2 i 3.</text:span></text:p>
        </text:list-item>
      </text:list>
      <text:p text:style-name="P36"/>
      <text:p text:style-name="P43"/>
      <text:p text:style-name="P43">Di<text:span text:style-name="T30">jous<text:tab/><text:tab/>30</text:span>/<text:span text:style-name="T13">10</text:span>/2<text:span text:style-name="T5">5</text:span></text:p>
      <text:p text:style-name="P43"/>
      <text:list xml:id="list122521451660242" text:continue-numbering="true" text:style-name="L5">
        <text:list-item>
          <text:p text:style-name="P67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80">Comencem a comentar l'apartat 1.8.4 Diagrama de Mollier (diagrama p h)</text:p>
        </text:list-item>
      </text:list>
      <text:p text:style-name="P36"/>
      <text:p text:style-name="P43"/>
      <text:p text:style-name="P48">Divendres <text:tab/>31/10/25</text:p>
      <text:p text:style-name="P48"/>
      <text:p text:style-name="P37">Festiu triat pel centre.</text:p>
      <text:p text:style-name="P31"/>
      <text:p text:style-name="P31"/>
      <text:p text:style-name="P44">Di<text:span text:style-name="T22">marts<text:tab/>04</text:span>/<text:span text:style-name="T13">11</text:span>/2<text:span text:style-name="T5">5</text:span></text:p>
      <text:p text:style-name="P44"/>
      <text:list xml:id="list122521549242215" text:continue-list="list122521646210373" text:style-name="L2">
        <text:list-item>
          <text:p text:style-name="P6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6">Comentat apartat 1.<text:span text:style-name="T32">10 Caudal y velocidad</text:span></text:p>
        </text:list-item>
        <text:list-item>
          <text:p text:style-name="P76">Comentat apartat 1.<text:span text:style-name="T32">10.1 Conservación del caudal</text:span></text:p>
        </text:list-item>
      </text:list>
      <text:p text:style-name="P32"/>
      <text:p text:style-name="P45">Di<text:span text:style-name="T22">mecres<text:tab/>05</text:span>/<text:span text:style-name="T13">11</text:span>/2<text:span text:style-name="T5">5</text:span></text:p>
      <text:p text:style-name="P45"/>
      <text:list xml:id="list122520101798814" text:continue-numbering="true" text:style-name="L2">
        <text:list-item>
          <text:p text:style-name="P63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77">Comentat apartat 1.<text:span text:style-name="T32">1 Ciclo frigorífico</text:span></text:p>
        </text:list-item>
        <text:list-item>
          <text:p text:style-name="P77">Comentat aparta<text:span text:style-name="T33">t 1.1.1 Coeficiente de funcionamiento COP y EER</text:span></text:p>
        </text:list-item>
        <text:list-item>
          <text:p text:style-name="P77">Comentat aparta<text:span text:style-name="T33">t 1.1.2 Componentes de la instalación frigorífica por compresión</text:span></text:p>
        </text:list-item>
        <text:list-item>
          <text:p text:style-name="P77"><text:span text:style-name="T33"><text:s/></text:span>Comentat aparta<text:span text:style-name="T33">t 1.1.3 Ciclo frigorífico en el diagrama p h</text:span></text:p>
        </text:list-item>
      </text:list>
      <text:p text:style-name="P33"/>
      <text:p text:style-name="P46">Di<text:span text:style-name="T34">jous<text:tab/><text:tab/>06</text:span>/<text:span text:style-name="T13">11</text:span>/2<text:span text:style-name="T5">5</text:span></text:p>
      <text:p text:style-name="P46"/>
      <text:list xml:id="list122521689229626" text:continue-numbering="true" text:style-name="L2">
        <text:list-item>
          <text:p text:style-name="P64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78">Comentat apartat 1.<text:span text:style-name="T32">1.4 Caudal másico</text:span></text:p>
        </text:list-item>
        <text:list-item>
          <text:p text:style-name="P78">Comentat apartat 1.<text:span text:style-name="T32">1.5 EER de un sistema ideal</text:span></text:p>
        </text:list-item>
      </text:list>
      <text:p text:style-name="P50">Di<text:span text:style-name="T35">vendres<text:tab/><text:tab/>07</text:span>/<text:span text:style-name="T13">11</text:span>/2<text:span text:style-name="T5">5</text:span></text:p>
      <text:p text:style-name="P47"/>
      <text:p text:style-name="P81">Sortida golondrinas</text:p>
      <text:p text:style-name="P81"/>
      <text:p text:style-name="P83">Di<text:span text:style-name="T22">marts<text:tab/>11</text:span>/<text:span text:style-name="T13">11</text:span>/2<text:span text:style-name="T5">5</text:span></text:p>
      <text:p text:style-name="P83"/>
      <text:list xml:id="list122521665047951" text:continue-numbering="true" text:style-name="L2">
        <text:list-item>
          <text:p text:style-name="P6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2">Comentem exercici 1.2-1</text:p>
        </text:list-item>
        <text:list-item>
          <text:p text:style-name="P82">Comentem exercici 1.2-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1T12:25:19.175753674</dc:date>
    <meta:editing-duration>PT2H6M24S</meta:editing-duration>
    <meta:editing-cycles>219</meta:editing-cycles>
    <meta:document-statistic meta:table-count="0" meta:image-count="0" meta:object-count="0" meta:page-count="4" meta:paragraph-count="100" meta:word-count="571" meta:character-count="3551" meta:non-whitespace-character-count="3102"/>
  </office:meta>
</office:document-meta>
</file>